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Bold_20_Italic">
      <style:text-properties officeooo:rsid="00145f74" officeooo:paragraph-rsid="00145f74"/>
    </style:style>
    <style:style style:name="P2" style:family="paragraph" style:parent-style-name="Only_20_Bold">
      <style:text-properties officeooo:rsid="00145f74" officeooo:paragraph-rsid="00145f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ld Italic</text:p>
      <text:p text:style-name="P2">Only Bold</text:p>
      <text:p text:style-name="Nothing">Not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old_20_Italic" style:display-name="Bold Italic" style:family="paragraph" style:parent-style-name="Standard">
      <style:text-properties fo:font-style="italic" fo:font-weight="bold" style:font-size-asian="10.5pt"/>
    </style:style>
    <style:style style:name="Only_20_Bold" style:display-name="Only Bold" style:family="paragraph" style:parent-style-name="Bold_20_Italic">
      <style:text-properties fo:font-style="normal" style:font-size-asian="10.5pt"/>
    </style:style>
    <style:style style:name="Nothing" style:family="paragraph" style:parent-style-name="Bold_20_Italic">
      <style:text-properties fo:font-style="normal" fo:font-weight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47:52.413072089</meta:creation-date>
    <dc:date>2014-09-21T19:52:07.179329401</dc:date>
    <meta:editing-duration>P0D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3" meta:word-count="5" meta:character-count="27" meta:non-whitespace-character-count="25"/>
  </office:meta>
</office:document-meta>
</file>